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rms of Service</text:span></text:h>
      <text:h text:style-name="Heading_20_3" text:outline-level="3"><text:span text:style-name="Strong_20_Emphasis">1. Acceptance of Terms</text:span></text:h>
      <text:p text:style-name="Text_20_body">Welcome to [Your Website Name]. By accessing or using our website, you agree to comply with and be bound by these Terms of Service. If you do not agree to these terms, you should not use our website.</text:p>
      <text:h text:style-name="Heading_20_3" text:outline-level="3"><text:span text:style-name="Strong_20_Emphasis">2. Services Provided</text:span></text:h>
      <text:p text:style-name="Text_20_body">[Briefly describe your website's purpose or services, e.g., "Our website offers truck washing service information and bookings."]</text:p>
      <text:h text:style-name="Heading_20_3" text:outline-level="3"><text:span text:style-name="Strong_20_Emphasis">3. User Responsibilities</text:span></text:h>
      <text:list text:style-name="L1">
        <text:list-item>
          <text:p text:style-name="P2">You agree to use the website only for lawful purposes.</text:p>
        </text:list-item>
        <text:list-item>
          <text:p text:style-name="P2">You are responsible for maintaining the confidentiality of your account details if applicable.</text:p>
        </text:list-item>
        <text:list-item>
          <text:p text:style-name="P1">You may not misuse the website by knowingly introducing viruses, trojans, or other harmful materials.</text:p>
        </text:list-item>
      </text:list>
      <text:h text:style-name="Heading_20_3" text:outline-level="3"><text:span text:style-name="Strong_20_Emphasis">4. Intellectual Property</text:span></text:h>
      <text:p text:style-name="Text_20_body">All content on this site, including text, graphics, logos, and images, is the property of [Your Website Name] or its licensors and is protected by copyright and trademark laws.</text:p>
      <text:h text:style-name="Heading_20_3" text:outline-level="3"><text:span text:style-name="Strong_20_Emphasis">5. Limitation of Liability</text:span></text:h>
      <text:p text:style-name="Text_20_body">[Your Website Name] is not liable for any damages resulting from the use of this site or its services, including direct, indirect, or consequential damages.</text:p>
      <text:h text:style-name="Heading_20_3" text:outline-level="3"><text:span text:style-name="Strong_20_Emphasis">6. Modifications to the Terms</text:span></text:h>
      <text:p text:style-name="Text_20_body">We reserve the right to update or modify these Terms of Service at any time without prior notice. Your continued use of the website constitutes acceptance of the updated terms.</text:p>
      <text:h text:style-name="Heading_20_3" text:outline-level="3"><text:span text:style-name="Strong_20_Emphasis">7. Governing Law</text:span></text:h>
      <text:p text:style-name="Text_20_body">These terms shall be governed by and construed in accordance with the laws of [Your Jurisdic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3:22:53.573880371</meta:creation-date>
    <meta:editing-duration>PT1M48S</meta:editing-duration>
    <meta:editing-cycles>2</meta:editing-cycles>
    <meta:generator>LibreOffice/24.2.7.2$Linux_X86_64 LibreOffice_project/420$Build-2</meta:generator>
    <dc:date>2025-01-28T13:24:39.308541873</dc:date>
    <meta:document-statistic meta:table-count="0" meta:image-count="0" meta:object-count="0" meta:page-count="1" meta:paragraph-count="17" meta:word-count="224" meta:character-count="1363" meta:non-whitespace-character-count="1159"/>
  </office:meta>
</office:document-meta>
</file>